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42327272727" calcext:value-type="float">
            <text:p>5.11842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07288888889" calcext:value-type="float">
            <text:p>5.39507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0176" calcext:value-type="float">
            <text:p>5.42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93428571429" calcext:value-type="float">
            <text:p>5.4069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42" calcext:value-type="float">
            <text:p>5.2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7576" calcext:value-type="float">
            <text:p>4.8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359282758621" calcext:value-type="float">
            <text:p>4.49359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5984" calcext:value-type="float">
            <text:p>4.83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91806896552" calcext:value-type="float">
            <text:p>5.00691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492" calcext:value-type="float">
            <text:p>5.0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84485714286" calcext:value-type="float">
            <text:p>5.1268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0384" calcext:value-type="float">
            <text:p>5.1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04464516129" calcext:value-type="float">
            <text:p>5.6420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2256" calcext:value-type="float">
            <text:p>5.6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38980645161" calcext:value-type="float">
            <text:p>5.7243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30136" calcext:value-type="float">
            <text:p>5.77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039019354839" calcext:value-type="float">
            <text:p>5.850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55612903226" calcext:value-type="float">
            <text:p>5.887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7808" calcext:value-type="float">
            <text:p>6.22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12438709677" calcext:value-type="float">
            <text:p>6.4521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8784" calcext:value-type="float">
            <text:p>6.5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408464516129" calcext:value-type="float">
            <text:p>6.724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333385714286" calcext:value-type="float">
            <text:p>6.75333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58709677419" calcext:value-type="float">
            <text:p>6.823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9592" calcext:value-type="float">
            <text:p>7.1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46289655172" calcext:value-type="float">
            <text:p>7.2114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3048" calcext:value-type="float">
            <text:p>7.2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33296551724" calcext:value-type="float">
            <text:p>7.26233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7112" calcext:value-type="float">
            <text:p>7.23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1008" calcext:value-type="float">
            <text:p>7.1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5164" calcext:value-type="float">
            <text:p>6.97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83612903226" calcext:value-type="float">
            <text:p>6.984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2796" calcext:value-type="float">
            <text:p>7.012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96851612903" calcext:value-type="float">
            <text:p>7.023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63733333333" calcext:value-type="float">
            <text:p>7.0466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1896" calcext:value-type="float">
            <text:p>7.0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17909677419" calcext:value-type="float">
            <text:p>6.988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4912" calcext:value-type="float">
            <text:p>7.00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44103225807" calcext:value-type="float">
            <text:p>7.0314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978" calcext:value-type="float">
            <text:p>7.062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81522580645" calcext:value-type="float">
            <text:p>7.0388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66270967742" calcext:value-type="float">
            <text:p>6.924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856" calcext:value-type="float">
            <text:p>6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907019354839" calcext:value-type="float">
            <text:p>6.719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4488" calcext:value-type="float">
            <text:p>6.74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15690322581" calcext:value-type="float">
            <text:p>6.749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17157142857" calcext:value-type="float">
            <text:p>6.76117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06838709677" calcext:value-type="float">
            <text:p>6.766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95638709677" calcext:value-type="float">
            <text:p>6.6319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1752" calcext:value-type="float">
            <text:p>6.63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63535483871" calcext:value-type="float">
            <text:p>6.656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3392" calcext:value-type="float">
            <text:p>6.6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46709677419" calcext:value-type="float">
            <text:p>6.625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53161290323" calcext:value-type="float">
            <text:p>6.416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8568" calcext:value-type="float">
            <text:p>6.19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15767741935" calcext:value-type="float">
            <text:p>6.239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9656" calcext:value-type="float">
            <text:p>6.40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50322580645" calcext:value-type="float">
            <text:p>6.447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37393103448" calcext:value-type="float">
            <text:p>6.4733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66683870968" calcext:value-type="float">
            <text:p>6.490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122219354839" calcext:value-type="float">
            <text:p>6.4112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66" calcext:value-type="float">
            <text:p>6.4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816258064516" calcext:value-type="float">
            <text:p>6.438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77976" calcext:value-type="float">
            <text:p>6.4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87458064516" calcext:value-type="float">
            <text:p>6.419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40464516129" calcext:value-type="float">
            <text:p>6.236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88272" calcext:value-type="float">
            <text:p>6.0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62761290323" calcext:value-type="float">
            <text:p>6.0416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2688" calcext:value-type="float">
            <text:p>6.06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18916129032" calcext:value-type="float">
            <text:p>6.073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84514285714" calcext:value-type="float">
            <text:p>6.1088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64541935484" calcext:value-type="float">
            <text:p>6.122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02683870968" calcext:value-type="float">
            <text:p>6.3230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1168" calcext:value-type="float">
            <text:p>6.37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50038709677" calcext:value-type="float">
            <text:p>6.412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2916" calcext:value-type="float">
            <text:p>6.47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88825806452" calcext:value-type="float">
            <text:p>6.5538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77187096774" calcext:value-type="float">
            <text:p>6.6427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49548" calcext:value-type="float">
            <text:p>6.724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74451612903" calcext:value-type="float">
            <text:p>6.755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48328" calcext:value-type="float">
            <text:p>6.76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76412903226" calcext:value-type="float">
            <text:p>6.789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25771428571" calcext:value-type="float">
            <text:p>6.7972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82941935484" calcext:value-type="float">
            <text:p>6.832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70903225807" calcext:value-type="float">
            <text:p>6.8897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674" calcext:value-type="float">
            <text:p>6.916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5504516129" calcext:value-type="float">
            <text:p>6.960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716" calcext:value-type="float">
            <text:p>6.99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31458064516" calcext:value-type="float">
            <text:p>6.8923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57161290323" calcext:value-type="float">
            <text:p>6.736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956" calcext:value-type="float">
            <text:p>6.5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79509677419" calcext:value-type="float">
            <text:p>6.5827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3264" calcext:value-type="float">
            <text:p>6.59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1455483871" calcext:value-type="float">
            <text:p>6.609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09371428571" calcext:value-type="float">
            <text:p>6.6280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51741935484" calcext:value-type="float">
            <text:p>6.622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886270967742" calcext:value-type="float">
            <text:p>6.238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15344" calcext:value-type="float">
            <text:p>6.23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3375483871" calcext:value-type="float">
            <text:p>6.240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91112" calcext:value-type="float">
            <text:p>6.24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36077419355" calcext:value-type="float">
            <text:p>6.180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56077419355" calcext:value-type="float">
            <text:p>5.875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8744" calcext:value-type="float">
            <text:p>5.3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35690322581" calcext:value-type="float">
            <text:p>5.301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3696" calcext:value-type="float">
            <text:p>5.3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68224516129" calcext:value-type="float">
            <text:p>5.326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44510344828" calcext:value-type="float">
            <text:p>5.3874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27058064516" calcext:value-type="float">
            <text:p>5.3972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63122580645" calcext:value-type="float">
            <text:p>5.185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444" calcext:value-type="float">
            <text:p>5.20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25522580645" calcext:value-type="float">
            <text:p>5.225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1312" calcext:value-type="float">
            <text:p>5.26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692939130435" calcext:value-type="float">
            <text:p>5.116929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37406451613" calcext:value-type="float">
            <text:p>4.6643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43889655172" calcext:value-type="float">
            <text:p>4.73343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7928" calcext:value-type="float">
            <text:p>5.0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82496551724" calcext:value-type="float">
            <text:p>5.10282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356" calcext:value-type="float">
            <text:p>5.1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47377777778" calcext:value-type="float">
            <text:p>5.15947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8616" calcext:value-type="float">
            <text:p>5.19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28283870968" calcext:value-type="float">
            <text:p>5.3232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3444" calcext:value-type="float">
            <text:p>5.346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50890322581" calcext:value-type="float">
            <text:p>5.374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30524" calcext:value-type="float">
            <text:p>5.42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66090322581" calcext:value-type="float">
            <text:p>5.4476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692103225806" calcext:value-type="float">
            <text:p>5.1569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8748" calcext:value-type="float">
            <text:p>5.195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25329032258" calcext:value-type="float">
            <text:p>5.3572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8422" calcext:value-type="float">
            <text:p>5.40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70309677419" calcext:value-type="float">
            <text:p>5.4657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82457142857" calcext:value-type="float">
            <text:p>5.5088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382038709677" calcext:value-type="float">
            <text:p>5.543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21083870968" calcext:value-type="float">
            <text:p>5.509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6496" calcext:value-type="float">
            <text:p>5.52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53290322581" calcext:value-type="float">
            <text:p>5.566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924" calcext:value-type="float">
            <text:p>5.61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26683870968" calcext:value-type="float">
            <text:p>5.576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39161290323" calcext:value-type="float">
            <text:p>5.2963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20476" calcext:value-type="float">
            <text:p>4.902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0368" calcext:value-type="float">
            <text:p>4.96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95135483871" calcext:value-type="float">
            <text:p>4.9939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93085714286" calcext:value-type="float">
            <text:p>5.0529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095819354839" calcext:value-type="float">
            <text:p>5.0609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90167741936" calcext:value-type="float">
            <text:p>5.3339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292" calcext:value-type="float">
            <text:p>5.3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932" calcext:value-type="float">
            <text:p>5.5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6584" calcext:value-type="float">
            <text:p>5.69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17367741935" calcext:value-type="float">
            <text:p>5.6051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59341935484" calcext:value-type="float">
            <text:p>5.3255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3728" calcext:value-type="float">
            <text:p>5.62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61419354839" calcext:value-type="float">
            <text:p>6.118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9884" calcext:value-type="float">
            <text:p>6.180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18141935484" calcext:value-type="float">
            <text:p>6.220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05186206897" calcext:value-type="float">
            <text:p>6.23505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205522580645" calcext:value-type="float">
            <text:p>6.2920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25212903226" calcext:value-type="float">
            <text:p>6.884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108" calcext:value-type="float">
            <text:p>6.9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09109677419" calcext:value-type="float">
            <text:p>7.046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9476" calcext:value-type="float">
            <text:p>7.14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30890322581" calcext:value-type="float">
            <text:p>7.2033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87561290323" calcext:value-type="float">
            <text:p>7.263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5748" calcext:value-type="float">
            <text:p>7.113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4295483871" calcext:value-type="float">
            <text:p>7.3574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5936" calcext:value-type="float">
            <text:p>7.4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33612903226" calcext:value-type="float">
            <text:p>7.5563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35571428571" calcext:value-type="float">
            <text:p>7.5813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99303225806" calcext:value-type="float">
            <text:p>7.6379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2448" calcext:value-type="float">
            <text:p>7.9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76965517241" calcext:value-type="float">
            <text:p>7.94476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74786666667" calcext:value-type="float">
            <text:p>7.99874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21820689655" calcext:value-type="float">
            <text:p>8.06521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591019354839" calcext:value-type="float">
            <text:p>8.1059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92129032258" calcext:value-type="float">
            <text:p>8.034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02303448276" calcext:value-type="float">
            <text:p>7.77802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9908" calcext:value-type="float">
            <text:p>7.77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33227586207" calcext:value-type="float">
            <text:p>7.78233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452" calcext:value-type="float">
            <text:p>7.8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24036363636" calcext:value-type="float">
            <text:p>7.91524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82586666667" calcext:value-type="float">
            <text:p>7.86082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75745454545" calcext:value-type="float">
            <text:p>7.93075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07586206897" calcext:value-type="float">
            <text:p>7.9510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066133333333" calcext:value-type="float">
            <text:p>8.0006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75889655172" calcext:value-type="float">
            <text:p>8.05575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71546666667" calcext:value-type="float">
            <text:p>7.94271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79365517241" calcext:value-type="float">
            <text:p>7.75579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64851612903" calcext:value-type="float">
            <text:p>7.8926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70986666667" calcext:value-type="float">
            <text:p>7.94870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95896774194" calcext:value-type="float">
            <text:p>7.979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559342857143" calcext:value-type="float">
            <text:p>7.9955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6224516129" calcext:value-type="float">
            <text:p>8.044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635174193548" calcext:value-type="float">
            <text:p>8.0663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04213333333" calcext:value-type="float">
            <text:p>8.10104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16283870968" calcext:value-type="float">
            <text:p>8.173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8928" calcext:value-type="float">
            <text:p>8.26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84167741936" calcext:value-type="float">
            <text:p>7.9018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89584" calcext:value-type="float">
            <text:p>7.71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93858064516" calcext:value-type="float">
            <text:p>7.6939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1832" calcext:value-type="float">
            <text:p>7.7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74477419355" calcext:value-type="float">
            <text:p>7.728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16606896552" calcext:value-type="float">
            <text:p>7.75316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863483870968" calcext:value-type="float">
            <text:p>7.758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42761290323" calcext:value-type="float">
            <text:p>7.489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6736" calcext:value-type="float">
            <text:p>7.49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6364" calcext:value-type="float">
            <text:p>7.55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65393548387" calcext:value-type="float">
            <text:p>7.3706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62193548387" calcext:value-type="float">
            <text:p>7.114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2992" calcext:value-type="float">
            <text:p>6.86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46787096774" calcext:value-type="float">
            <text:p>6.8774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5028" calcext:value-type="float">
            <text:p>6.918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05832258064" calcext:value-type="float">
            <text:p>6.91905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77742857143" calcext:value-type="float">
            <text:p>6.9277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67483870968" calcext:value-type="float">
            <text:p>6.935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17341935484" calcext:value-type="float">
            <text:p>6.537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3344" calcext:value-type="float">
            <text:p>6.53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41109677419" calcext:value-type="float">
            <text:p>6.558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1776" calcext:value-type="float">
            <text:p>6.57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22309677419" calcext:value-type="float">
            <text:p>6.5782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68451612903" calcext:value-type="float">
            <text:p>6.2756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3296" calcext:value-type="float">
            <text:p>5.7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31458064516" calcext:value-type="float">
            <text:p>5.7493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7776" calcext:value-type="float">
            <text:p>5.78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81651612903" calcext:value-type="float">
            <text:p>5.807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47914285714" calcext:value-type="float">
            <text:p>5.8474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77367741935" calcext:value-type="float">
            <text:p>5.8337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50090322581" calcext:value-type="float">
            <text:p>5.691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3828" calcext:value-type="float">
            <text:p>5.70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237419354839" calcext:value-type="float">
            <text:p>5.722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96103225806" calcext:value-type="float">
            <text:p>5.8579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12025806452" calcext:value-type="float">
            <text:p>5.7431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4112" calcext:value-type="float">
            <text:p>5.3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0015483871" calcext:value-type="float">
            <text:p>5.457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46051612903" calcext:value-type="float">
            <text:p>5.6264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34542857143" calcext:value-type="float">
            <text:p>5.7573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26941935484" calcext:value-type="float">
            <text:p>5.7812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9024516129" calcext:value-type="float">
            <text:p>5.585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3104" calcext:value-type="float">
            <text:p>5.58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49006451613" calcext:value-type="float">
            <text:p>5.592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9024" calcext:value-type="float">
            <text:p>5.6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47561290323" calcext:value-type="float">
            <text:p>5.587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948" calcext:value-type="float">
            <text:p>4.79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92180645161" calcext:value-type="float">
            <text:p>4.6469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028" calcext:value-type="float">
            <text:p>4.66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03741935484" calcext:value-type="float">
            <text:p>4.687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441517241379" calcext:value-type="float">
            <text:p>4.7144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618098504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69729032258" calcext:value-type="float">
            <text:p>4.7186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62" meta:object-count="0"/>
    <meta:user-defined meta:name="AppVersion">3.0</meta:user-defined>
  </office:meta>
</office:document-meta>
</file>